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48729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" calcext:value-type="float">
            <text:p>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449 kWh</text:p>
          </table:table-cell>
          <table:table-cell office:value-type="float" office:value="3065.96" calcext:value-type="float">
            <text:p>3065.96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214.62" calcext:value-type="float">
            <text:p>214.62</text:p>
          </table:table-cell>
          <table:table-cell office:value-type="float" office:value="32.34" calcext:value-type="float">
            <text:p>32.34</text:p>
          </table:table-cell>
          <table:table-cell office:value-type="string" calcext:value-type="string">
            <text:p>T-0</text:p>
          </table:table-cell>
          <table:table-cell office:value-type="float" office:value="3488.55" calcext:value-type="float">
            <text:p>3488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4.12" calcext:value-type="float">
            <text:p>14.12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445 kWh</text:p>
          </table:table-cell>
          <table:table-cell office:value-type="float" office:value="3025.67" calcext:value-type="float">
            <text:p>3025.67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211.8" calcext:value-type="float">
            <text:p>211.8</text:p>
          </table:table-cell>
          <table:table-cell office:value-type="float" office:value="31.93" calcext:value-type="float">
            <text:p>31.93</text:p>
          </table:table-cell>
          <table:table-cell office:value-type="string" calcext:value-type="string">
            <text:p>T-0</text:p>
          </table:table-cell>
          <table:table-cell office:value-type="float" office:value="3450.52" calcext:value-type="float">
            <text:p>3450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.72" calcext:value-type="float">
            <text:p>206.72</text:p>
          </table:table-cell>
          <table:table-cell office:value-type="float" office:value="11.84" calcext:value-type="float">
            <text:p>11.84</text:p>
          </table:table-cell>
          <table:table-cell office:value-type="float" office:value="161.74" calcext:value-type="float">
            <text:p>161.74</text:p>
          </table:table-cell>
          <table:table-cell office:value-type="string" calcext:value-type="string">
            <text:p>522 kWh</text:p>
          </table:table-cell>
          <table:table-cell office:value-type="float" office:value="3664.54" calcext:value-type="float">
            <text:p>3664.54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256.52" calcext:value-type="float">
            <text:p>256.52</text:p>
          </table:table-cell>
          <table:table-cell office:value-type="float" office:value="40.33" calcext:value-type="float">
            <text:p>40.33</text:p>
          </table:table-cell>
          <table:table-cell office:value-type="string" calcext:value-type="string">
            <text:p>T-0</text:p>
          </table:table-cell>
          <table:table-cell office:value-type="float" office:value="4341.69" calcext:value-type="float">
            <text:p>4341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.34" calcext:value-type="float">
            <text:p>8.34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474 kWh</text:p>
          </table:table-cell>
          <table:table-cell office:value-type="float" office:value="3209.1" calcext:value-type="float">
            <text:p>3209.1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224.64" calcext:value-type="float">
            <text:p>224.64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T-0</text:p>
          </table:table-cell>
          <table:table-cell office:value-type="float" office:value="3641.46" calcext:value-type="float">
            <text:p>3641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2.85" calcext:value-type="float">
            <text:p>12.8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469 kWh</text:p>
          </table:table-cell>
          <table:table-cell office:value-type="float" office:value="3160.28" calcext:value-type="float">
            <text:p>3160.28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221.22" calcext:value-type="float">
            <text:p>221.22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T-0</text:p>
          </table:table-cell>
          <table:table-cell office:value-type="float" office:value="3592.56" calcext:value-type="float">
            <text:p>3592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9.36" calcext:value-type="float">
            <text:p>9.36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454 kWh</text:p>
          </table:table-cell>
          <table:table-cell office:value-type="float" office:value="3039.63" calcext:value-type="float">
            <text:p>3039.63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212.77" calcext:value-type="float">
            <text:p>212.77</text:p>
          </table:table-cell>
          <table:table-cell office:value-type="float" office:value="32.04" calcext:value-type="float">
            <text:p>32.04</text:p>
          </table:table-cell>
          <table:table-cell office:value-type="string" calcext:value-type="string">
            <text:p>T-0</text:p>
          </table:table-cell>
          <table:table-cell office:value-type="float" office:value="3458.09" calcext:value-type="float">
            <text:p>3458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6.52" calcext:value-type="float">
            <text:p>6.52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443 kWh</text:p>
          </table:table-cell>
          <table:table-cell office:value-type="float" office:value="2949.29" calcext:value-type="float">
            <text:p>2949.29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206.45" calcext:value-type="float">
            <text:p>206.45</text:p>
          </table:table-cell>
          <table:table-cell office:value-type="float" office:value="31.13" calcext:value-type="float">
            <text:p>31.13</text:p>
          </table:table-cell>
          <table:table-cell office:value-type="string" calcext:value-type="string">
            <text:p>T-0</text:p>
          </table:table-cell>
          <table:table-cell office:value-type="float" office:value="3357.01" calcext:value-type="float">
            <text:p>3357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6.18" calcext:value-type="float">
            <text:p>6.18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464 kWh</text:p>
          </table:table-cell>
          <table:table-cell office:value-type="float" office:value="3086.25" calcext:value-type="float">
            <text:p>3086.25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216.04" calcext:value-type="float">
            <text:p>216.04</text:p>
          </table:table-cell>
          <table:table-cell office:value-type="float" office:value="32.49" calcext:value-type="float">
            <text:p>32.49</text:p>
          </table:table-cell>
          <table:table-cell office:value-type="string" calcext:value-type="string">
            <text:p>T-0</text:p>
          </table:table-cell>
          <table:table-cell office:value-type="float" office:value="3503.91" calcext:value-type="float">
            <text:p>3503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5.94" calcext:value-type="float">
            <text:p>5.94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449 kWh</text:p>
          </table:table-cell>
          <table:table-cell office:value-type="float" office:value="2921.66" calcext:value-type="float">
            <text:p>2921.66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204.52" calcext:value-type="float">
            <text:p>204.52</text:p>
          </table:table-cell>
          <table:table-cell office:value-type="float" office:value="30.84" calcext:value-type="float">
            <text:p>30.84</text:p>
          </table:table-cell>
          <table:table-cell office:value-type="string" calcext:value-type="string">
            <text:p>T-0</text:p>
          </table:table-cell>
          <table:table-cell office:value-type="float" office:value="3325.23" calcext:value-type="float">
            <text:p>3325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.53" calcext:value-type="float">
            <text:p>196.53</text:p>
          </table:table-cell>
          <table:table-cell/>
          <table:table-cell office:value-type="float" office:value="161.87" calcext:value-type="float">
            <text:p>161.87</text:p>
          </table:table-cell>
          <table:table-cell office:value-type="string" calcext:value-type="string">
            <text:p>533 kWh</text:p>
          </table:table-cell>
          <table:table-cell office:value-type="float" office:value="3603.55" calcext:value-type="float">
            <text:p>3603.55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252.25" calcext:value-type="float">
            <text:p>252.25</text:p>
          </table:table-cell>
          <table:table-cell office:value-type="float" office:value="39.62" calcext:value-type="float">
            <text:p>39.62</text:p>
          </table:table-cell>
          <table:table-cell office:value-type="string" calcext:value-type="string">
            <text:p>T-0</text:p>
          </table:table-cell>
          <table:table-cell office:value-type="float" office:value="4253.82" calcext:value-type="float">
            <text:p>4253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.89" calcext:value-type="float">
            <text:p>2.89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476 kWh</text:p>
          </table:table-cell>
          <table:table-cell office:value-type="float" office:value="3064.38" calcext:value-type="float">
            <text:p>3064.38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214.51" calcext:value-type="float">
            <text:p>214.51</text:p>
          </table:table-cell>
          <table:table-cell office:value-type="float" office:value="32.26" calcext:value-type="float">
            <text:p>32.26</text:p>
          </table:table-cell>
          <table:table-cell office:value-type="string" calcext:value-type="string">
            <text:p>T-0</text:p>
          </table:table-cell>
          <table:table-cell office:value-type="float" office:value="3475.83" calcext:value-type="float">
            <text:p>3475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6.78" calcext:value-type="float">
            <text:p>6.78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428 kWh</text:p>
          </table:table-cell>
          <table:table-cell office:value-type="float" office:value="2724.96" calcext:value-type="float">
            <text:p>2724.96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190.75" calcext:value-type="float">
            <text:p>190.75</text:p>
          </table:table-cell>
          <table:table-cell office:value-type="float" office:value="28.86" calcext:value-type="float">
            <text:p>28.86</text:p>
          </table:table-cell>
          <table:table-cell office:value-type="string" calcext:value-type="string">
            <text:p>T-0</text:p>
          </table:table-cell>
          <table:table-cell office:value-type="float" office:value="3112.5" calcext:value-type="float">
            <text:p>31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55:31.528000000</meta:creation-date>
    <dc:date>2018-03-26T12:59:36.692000000</dc:date>
    <meta:editing-duration>PT4M5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